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6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18.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226cm" fo:min-width="3.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4.9cm" svg:x="6.2cm" svg:y="3.5cm">
          <text:p text:style-name="P1">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cm" svg:height="4cm" svg:x="0.7cm" svg:y="10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7cm" svg:y1="13.3cm" svg:x2="6.1cm" svg:y2="13.3cm">
          <text:p/>
        </draw:line>
        <draw:line draw:style-name="gr3" draw:text-style-name="P2" draw:layer="layout" svg:x1="7.9cm" svg:y1="3.4cm" svg:x2="7.796cm" svg:y2="10.689cm">
          <text:p/>
        </draw:line>
        <draw:line draw:style-name="gr3" draw:text-style-name="P2" draw:layer="layout" svg:x1="20cm" svg:y1="11.6cm" svg:x2="12.2cm" svg:y2="11.6cm">
          <text:p/>
        </draw:line>
        <draw:line draw:style-name="gr4" draw:text-style-name="P2" draw:layer="layout" svg:x1="10.8cm" svg:y1="14.8cm" svg:x2="10.6cm" svg:y2="28.4cm">
          <text:p text:style-name="P1">=</text:p>
        </draw:line>
        <draw:frame draw:style-name="gr5" draw:text-style-name="P3" draw:layer="layout" svg:width="4.232cm" svg:height="0.962cm" svg:x="11.4cm" svg:y="19.2cm">
          <draw:text-box>
            <text:p>Lane group 8</text:p>
          </draw:text-box>
        </draw:frame>
        <draw:frame draw:style-name="gr6" draw:text-style-name="P3" draw:layer="layout" svg:width="2.792cm" svg:height="0.962cm" svg:x="4.008cm" svg:y="11.538cm">
          <draw:text-box>
            <text:p>Group 1</text:p>
          </draw:text-box>
        </draw:frame>
        <draw:frame draw:style-name="gr5" draw:text-style-name="P3" draw:layer="layout" svg:width="4.232cm" svg:height="0.962cm" svg:x="3.268cm" svg:y="13.738cm">
          <draw:text-box>
            <text:p>Lane group 2</text:p>
          </draw:text-box>
        </draw:frame>
        <draw:frame draw:style-name="gr7" draw:text-style-name="P3" draw:layer="layout" svg:width="0.853cm" svg:height="0.962cm" svg:x="9.4cm" svg:y="7cm">
          <draw:text-box>
            <text:p>3</text:p>
          </draw:text-box>
        </draw:frame>
        <draw:frame draw:style-name="gr7" draw:text-style-name="P3" draw:layer="layout" svg:width="0.853cm" svg:height="0.962cm" svg:x="6.347cm" svg:y="5cm">
          <draw:text-box>
            <text:p>4</text:p>
          </draw:text-box>
        </draw:frame>
        <draw:frame draw:style-name="gr8" draw:text-style-name="P3" draw:layer="layout" svg:width="0.853cm" svg:height="1.762cm" svg:x="14.847cm" svg:y="12.438cm">
          <draw:text-box>
            <text:p>5</text:p>
          </draw:text-box>
        </draw:frame>
        <draw:frame draw:style-name="gr9" draw:text-style-name="P3" draw:layer="layout" svg:width="0.8cm" svg:height="0.962cm" svg:x="16.4cm" svg:y="10.638cm">
          <draw:text-box>
            <text:p>6</text:p>
          </draw:text-box>
        </draw:frame>
        <draw:frame draw:style-name="gr10" draw:text-style-name="P3" draw:layer="layout" svg:width="1.95cm" svg:height="0.962cm" svg:x="1.5cm" svg:y="9.8cm">
          <draw:text-box>
            <text:p>West</text:p>
          </draw:text-box>
        </draw:frame>
        <draw:frame draw:style-name="gr11" draw:text-style-name="P3" draw:layer="layout" svg:width="1.243cm" svg:height="4.2cm" svg:x="8.857cm" svg:y="11.9cm">
          <draw:text-box>
            <text:p>TL</text:p>
          </draw:text-box>
        </draw:frame>
        <draw:frame draw:style-name="gr12" draw:text-style-name="P3" draw:layer="layout" svg:width="2.051cm" svg:height="0.962cm" svg:x="13.3cm" svg:y="3.9cm">
          <draw:text-box>
            <text:p>North</text:p>
          </draw:text-box>
        </draw:frame>
        <draw:frame draw:style-name="gr13" draw:text-style-name="P3" draw:layer="layout" svg:width="1.772cm" svg:height="0.962cm" svg:x="18.7cm" svg:y="15.7cm">
          <draw:text-box>
            <text:p>East</text:p>
          </draw:text-box>
        </draw:frame>
        <draw:frame draw:style-name="gr13" draw:text-style-name="P3" draw:layer="layout" svg:width="2.157cm" svg:height="0.962cm" svg:x="4.5cm" svg:y="23.4cm">
          <draw:text-box>
            <text:p>South</text:p>
          </draw:text-box>
        </draw:frame>
        <draw:line draw:style-name="gr3" draw:text-style-name="P2" draw:layer="layout" svg:x1="0.5cm" svg:y1="11.4cm" svg:x2="3.4cm" svg:y2="11.4cm">
          <text:p/>
        </draw:line>
        <draw:line draw:style-name="gr3" draw:text-style-name="P2" draw:layer="layout" svg:x1="0.6cm" svg:y1="12.3cm" svg:x2="3.3cm" svg:y2="12.3cm">
          <text:p/>
        </draw:line>
        <draw:frame draw:style-name="gr14" draw:text-style-name="P3" draw:layer="layout" svg:width="3.106cm" svg:height="3.095cm" svg:x="0.794cm" svg:y="10.9cm">
          <draw:text-box>
            <text:p>Lane id 0</text:p>
            <text:p>Lane id 1</text:p>
            <text:p>Lane id 2</text:p>
            <text:p>Lane id 3</text:p>
          </draw:text-box>
        </draw:frame>
        <draw:custom-shape draw:style-name="gr15" draw:text-style-name="P1" draw:layer="layout" svg:width="5.6cm" svg:height="3.5cm" svg:x="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2.123cm" svg:height="0.962cm" svg:x="8.5cm" svg:y="12.2cm">
          <draw:text-box>
            <text:p>TLCS</text:p>
          </draw:text-box>
        </draw:frame>
        <draw:line draw:style-name="gr17" draw:text-style-name="P2" draw:layer="layout" svg:x1="8.5cm" svg:y1="22.5cm" svg:x2="8.6cm" svg:y2="16.4cm">
          <text:p/>
        </draw:line>
        <draw:line draw:style-name="gr17" draw:text-style-name="P2" draw:layer="layout" svg:x1="11.5cm" svg:y1="16.3cm" svg:x2="11.4cm" svg:y2="23cm">
          <text:p/>
        </draw:line>
        <draw:line draw:style-name="gr17" draw:text-style-name="P2" draw:layer="layout" svg:x1="10.8cm" svg:y1="5cm" svg:x2="10.8cm" svg:y2="10.2cm">
          <text:p/>
        </draw:line>
        <draw:line draw:style-name="gr17" draw:text-style-name="P2" draw:layer="layout" svg:x1="7cm" svg:y1="9.2cm" svg:x2="6.9cm" svg:y2="6.3cm">
          <text:p/>
        </draw:line>
        <draw:line draw:style-name="gr17" draw:text-style-name="P2" draw:layer="layout" svg:x1="18.4cm" svg:y1="13.3cm" svg:x2="14.1cm" svg:y2="13.3cm">
          <text:p/>
        </draw:line>
        <draw:line draw:style-name="gr17" draw:text-style-name="P2" draw:layer="layout" svg:x1="12.8cm" svg:y1="11cm" svg:x2="16.2cm" svg:y2="11cm">
          <text:p/>
        </draw:line>
        <draw:frame draw:style-name="gr16" draw:text-style-name="P3" draw:layer="layout" svg:width="4.79cm" svg:height="0.962cm" svg:x="6.4cm" svg:y="22.538cm">
          <draw:text-box>
            <text:p>Incoming traffic</text:p>
          </draw:text-box>
        </draw:frame>
        <draw:frame draw:style-name="gr16" draw:text-style-name="P3" draw:layer="layout" svg:width="4.79cm" svg:height="0.962cm" svg:x="11.4cm" svg:y="23.138cm">
          <draw:text-box>
            <text:p>Outgoing traff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5T23:50:16.989119501</meta:creation-date>
    <dc:date>2021-02-06T10:02:42.906083523</dc:date>
    <meta:editing-duration>PT16M29S</meta:editing-duration>
    <meta:editing-cycles>6</meta:editing-cycles>
    <meta:generator>LibreOffice/6.0.7.3$Linux_X86_64 LibreOffice_project/00m0$Build-3</meta:generator>
    <meta:document-statistic meta:object-count="31"/>
  </office:meta>
</office:document-meta>
</file>